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d0d2"/>
    </style:style>
    <style:style style:name="P2" style:family="paragraph" style:parent-style-name="Standard">
      <style:paragraph-properties fo:margin-top="0cm" fo:margin-bottom="0.3cm" style:contextual-spacing="false"/>
      <style:text-properties officeooo:rsid="001d1a71" officeooo:paragraph-rsid="001d1a71"/>
    </style:style>
    <style:style style:name="P3" style:family="paragraph" style:parent-style-name="Standard">
      <style:text-properties officeooo:rsid="0018d185" officeooo:paragraph-rsid="0018d0d2"/>
    </style:style>
    <style:style style:name="P4" style:family="paragraph" style:parent-style-name="Standard">
      <style:text-properties officeooo:paragraph-rsid="001dfa66"/>
    </style:style>
    <style:style style:name="P5" style:family="paragraph" style:parent-style-name="Text_20_body">
      <style:text-properties officeooo:paragraph-rsid="001dfa66"/>
    </style:style>
    <style:style style:name="T1" style:family="text">
      <style:text-properties officeooo:rsid="0018d0d2"/>
    </style:style>
    <style:style style:name="T2" style:family="text">
      <style:text-properties officeooo:rsid="001d1a71"/>
    </style:style>
    <style:style style:name="T3" style:family="text">
      <style:text-properties officeooo:rsid="001dfa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" text:name="py3o.il"/>
      </text:user-field-decls>
      <text:p text:style-name="Title"><text:span text:style-name="T2">Soft-page-break</text:span> tes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a xlink:type="simple" xlink:href="py3o://for=%22i%20in%20list1%22"><text:span text:style-name="T2">for="i in list1"</text:span></text:a></text:p>
      <text:p text:style-name="P2">This is a text with a margin at the bottom and a soft-page-break</text:p>
      <text:p text:style-name="P1"><text:soft-page-break/><text:a xlink:type="simple" xlink:href="py3o:///for"><text:span text:style-name="T1">/for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4"><text:a xlink:type="simple" xlink:href="py3o://for=%22i%20in%20list1%22"><text:span text:style-name="T2">for="i in list1"</text:span></text:a></text:p>
      <text:p text:style-name="Standard">This is a paragraph that is cut in half by a soft-page-break. This text should not remain cut in half <text:soft-page-break/>after rendering.</text:p>
      <text:p text:style-name="P4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Florent Aide</meta:initial-creator>
    <meta:creation-date>2010-09-07T17:55:48</meta:creation-date>
    <dc:date>2016-04-04T17:27:24.952387424</dc:date>
    <dc:language>en-GB</dc:language>
    <meta:editing-cycles>31</meta:editing-cycles>
    <meta:editing-duration>PT3H9M35S</meta:editing-duration>
    <meta:document-statistic meta:table-count="0" meta:image-count="0" meta:object-count="0" meta:page-count="3" meta:paragraph-count="7" meta:word-count="45" meta:character-count="242" meta:non-whitespace-character-count="204"/>
    <meta:user-defined meta:name="Info 1"/>
    <meta:user-defined meta:name="Info 2"/>
    <meta:user-defined meta:name="Info 3"/>
    <meta:user-defined meta:name="Info 4"/>
  </office:meta>
</office:document-meta>
</file>